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354F5C6A6AB93824.png" manifest:media-type="image/png"/>
  <manifest:file-entry manifest:full-path="Pictures/100002010000010A0000009D8F4C74D9F8819C7B.png" manifest:media-type="image/png"/>
  <manifest:file-entry manifest:full-path="Pictures/10000EDB00000DBC0000081F66F72754AC617579.svg" manifest:media-type="image/svg+xml"/>
  <manifest:file-entry manifest:full-path="Pictures/100002010000007A0000005657A7A45D8027811F.png" manifest:media-type="image/png"/>
  <manifest:file-entry manifest:full-path="Pictures/1000130F0000064A0000047590D40F5F92B89649.svg" manifest:media-type="image/svg+xml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06cm" fo:min-width="2.926cm" fo:wrap-option="no-wrap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862cm" fo:min-width="2.834cm" fo:wrap-option="no-wrap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862cm" fo:min-width="2.834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92cm" fo:min-width="2.742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92cm" fo:min-width="2.926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.018cm" svg:height="2.231cm" svg:x="10.8cm" svg:y="13.5cm">
          <draw:image xlink:href="Pictures/10000201000000A300000165344BF3FE8E33F5A9.png" xlink:type="simple" xlink:show="embed" xlink:actuate="onLoad" loext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estServer1</text:span></text:p>
          </draw:image>
        </draw:frame>
        <draw:frame draw:style-name="gr2" draw:text-style-name="P3" draw:layer="layout" svg:width="1.609cm" svg:height="1.14cm" svg:x="15.3cm" svg:y="2.96cm">
          <draw:image xlink:href="Pictures/1000130F0000064A0000047590D40F5F92B89649.svg" xlink:type="simple" xlink:show="embed" xlink:actuate="onLoad" loext:mime-type="image/svg+xml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line-break/></text:span><text:span text:style-name="T1">InetRouter</text:span></text:p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frame draw:style-name="gr1" draw:text-style-name="P4" draw:layer="layout" svg:width="4.383cm" svg:height="2.421cm" svg:x="3.317cm" svg:y="2.3cm">
          <draw:image xlink:href="Pictures/10000EDB00000DBC0000081F66F72754AC617579.svg" xlink:type="simple" xlink:show="embed" xlink:actuate="onLoad" loext:mime-type="image/svg+xml">
            <text:p text:style-name="P1">Internet</text:p>
          </draw:image>
          <draw:image xlink:href="Pictures/100002010000010A0000009D8F4C74D9F8819C7B.png" xlink:type="simple" xlink:show="embed" xlink:actuate="onLoad" loext:mime-type="image/png"/>
          <svg:title>Страница-1</svg:title>
        </draw:frame>
        <draw:frame draw:style-name="gr2" draw:text-style-name="P3" draw:layer="layout" svg:width="1.9cm" svg:height="1.4cm" svg:x="12.6cm" svg:y="14.431cm">
          <draw:image xlink:href="Pictures/10000201000001C70000013B354F5C6A6AB93824.png" xlink:type="simple" xlink:show="embed" xlink:actuate="onLoad" loext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estClient1</text:span></text:p>
          </draw:image>
        </draw:frame>
        <draw:line draw:style-name="gr3" draw:text-style-name="P5" draw:layer="layout" svg:x1="15.4cm" svg:y1="3.5cm" svg:x2="7.6cm" svg:y2="3.5cm">
          <text:p/>
        </draw:line>
        <draw:frame draw:style-name="gr2" draw:text-style-name="P3" draw:layer="layout" svg:width="1.609cm" svg:height="1.14cm" svg:x="15.291cm" svg:y="7cm">
          <draw:image xlink:href="Pictures/1000130F0000064A0000047590D40F5F92B89649.svg" xlink:type="simple" xlink:show="embed" xlink:actuate="onLoad" loext:mime-type="image/svg+xml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line-break/></text:span><text:span text:style-name="T1">CentralRouter</text:span></text:p>
          </draw:image>
          <draw:image xlink:href="Pictures/100002010000007A0000005657A7A45D8027811F.png" xlink:type="simple" xlink:show="embed" xlink:actuate="onLoad" loext:mime-type="image/png"/>
          <svg:title>Страница-1</svg:title>
        </draw:frame>
        <draw:line draw:style-name="gr3" draw:text-style-name="P5" draw:layer="layout" svg:x1="16.3cm" svg:y1="4cm" svg:x2="16.3cm" svg:y2="7.1cm">
          <text:p/>
        </draw:line>
        <draw:line draw:style-name="gr3" draw:text-style-name="P5" draw:layer="layout" svg:x1="16.2cm" svg:y1="4cm" svg:x2="16.2cm" svg:y2="7.1cm">
          <text:p/>
        </draw:line>
        <draw:frame draw:style-name="gr1" draw:text-style-name="P2" draw:layer="layout" svg:width="1.018cm" svg:height="2.231cm" svg:x="18.9cm" svg:y="13.369cm">
          <draw:image xlink:href="Pictures/10000201000000A300000165344BF3FE8E33F5A9.png" xlink:type="simple" xlink:show="embed" xlink:actuate="onLoad" loext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estServer2</text:span></text:p>
          </draw:image>
        </draw:frame>
        <draw:frame draw:style-name="gr2" draw:text-style-name="P3" draw:layer="layout" svg:width="1.9cm" svg:height="1.4cm" svg:x="20.7cm" svg:y="14.3cm">
          <draw:image xlink:href="Pictures/10000201000001C70000013B354F5C6A6AB93824.png" xlink:type="simple" xlink:show="embed" xlink:actuate="onLoad" loext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estClient2</text:span></text:p>
          </draw:image>
        </draw:frame>
        <draw:line draw:style-name="gr4" draw:text-style-name="P5" draw:layer="layout" svg:x1="20.8cm" svg:y1="9.3cm" svg:x2="12.6cm" svg:y2="9.3cm">
          <text:p/>
        </draw:line>
        <draw:line draw:style-name="gr3" draw:text-style-name="P5" draw:layer="layout" svg:x1="12.6cm" svg:y1="9.3cm" svg:x2="12.6cm" svg:y2="10.8cm">
          <text:p/>
        </draw:line>
        <draw:line draw:style-name="gr3" draw:text-style-name="P5" draw:layer="layout" svg:x1="11.2cm" svg:y1="10.8cm" svg:x2="13.8cm" svg:y2="10.8cm">
          <text:p/>
        </draw:line>
        <draw:line draw:style-name="gr3" draw:text-style-name="P5" draw:layer="layout" svg:x1="11.2cm" svg:y1="10.8cm" svg:x2="11.2cm" svg:y2="13.5cm">
          <text:p/>
        </draw:line>
        <draw:line draw:style-name="gr3" draw:text-style-name="P5" draw:layer="layout" svg:x1="13.8cm" svg:y1="10.8cm" svg:x2="13.8cm" svg:y2="14.5cm">
          <text:p/>
        </draw:line>
        <draw:line draw:style-name="gr3" draw:text-style-name="P5" draw:layer="layout" svg:x1="20.8cm" svg:y1="9.3cm" svg:x2="20.8cm" svg:y2="10.8cm">
          <text:p/>
        </draw:line>
        <draw:line draw:style-name="gr3" draw:text-style-name="P5" draw:layer="layout" svg:x1="19.4cm" svg:y1="10.8cm" svg:x2="22cm" svg:y2="10.8cm">
          <text:p/>
        </draw:line>
        <draw:line draw:style-name="gr3" draw:text-style-name="P5" draw:layer="layout" svg:x1="19.4cm" svg:y1="10.8cm" svg:x2="19.4cm" svg:y2="13.4cm">
          <text:p/>
        </draw:line>
        <draw:line draw:style-name="gr3" draw:text-style-name="P5" draw:layer="layout" svg:x1="22cm" svg:y1="10.8cm" svg:x2="22cm" svg:y2="14.5cm">
          <text:p/>
        </draw:line>
        <draw:frame draw:style-name="gr5" draw:text-style-name="P7" draw:layer="layout" svg:width="2.4cm" svg:height="0.645cm" svg:x="12.8cm" svg:y="8.6cm">
          <draw:text-box>
            <text:p text:style-name="P6"><text:span text:style-name="T2">VLAN 100</text:span></text:p>
          </draw:text-box>
        </draw:frame>
        <draw:frame draw:style-name="gr5" draw:text-style-name="P7" draw:layer="layout" svg:width="2.4cm" svg:height="0.645cm" svg:x="17.2cm" svg:y="8.655cm">
          <draw:text-box>
            <text:p text:style-name="P6"><text:span text:style-name="T2">VLAN 200</text:span></text:p>
          </draw:text-box>
        </draw:frame>
        <draw:custom-shape draw:style-name="gr6" draw:text-style-name="P3" draw:layer="layout" svg:width="3.7cm" svg:height="0.6cm" svg:x="11.7cm" svg:y="1.6cm">
          <text:p text:style-name="P1"><text:span text:style-name="T1">eth0 Public Interface</text:span></text:p>
          <text:p text:style-name="P1"><text:span text:style-name="T1"/></text:p>
          <draw:enhanced-geometry svg:viewBox="0 0 21600 21600" draw:text-areas="800 800 20800 20800" draw:type="round-rectangular-callout" draw:modifiers="21419.0759254256 68753.4109816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.6cm" svg:height="1.2cm" svg:x="19.5cm" svg:y="1.5cm">
          <text:p text:style-name="P8"><text:span text:style-name="T1">eth1 bond0-slave</text:span></text:p>
          <text:p text:style-name="P8"><text:span text:style-name="T1">eth2 bond0-slave</text:span></text:p>
          <text:p text:style-name="P8"><text:span text:style-name="T1">bond0 192.168.255.1/30</text:span></text:p>
          <draw:enhanced-geometry svg:viewBox="0 0 21600 21600" draw:text-areas="800 800 20800 20800" draw:type="round-rectangular-callout" draw:modifiers="-18864.7597889475 45268.2764363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6cm" svg:height="1.2cm" svg:x="17.3cm" svg:y="4.3cm">
          <text:p text:style-name="P8"><text:span text:style-name="T1">eth1 bond0-slave</text:span></text:p>
          <text:p text:style-name="P8"><text:span text:style-name="T1">eth2 bond0-slave</text:span></text:p>
          <text:p text:style-name="P8"><text:span text:style-name="T1">bond0 192.168.255.2/30</text:span></text:p>
          <draw:enhanced-geometry svg:viewBox="0 0 21600 21600" draw:text-areas="800 800 20800 20800" draw:type="round-rectangular-callout" draw:modifiers="-6016.32879755623 50250.1248959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.5cm" svg:height="0.8cm" svg:x="6cm" svg:y="11.7cm">
          <text:p text:style-name="P1"><text:span text:style-name="T1">vlan100@eth1 10.10.10.1</text:span></text:p>
          <text:p text:style-name="P1"><text:span text:style-name="T1"/></text:p>
          <draw:enhanced-geometry svg:viewBox="0 0 21600 21600" draw:text-areas="800 800 20800 20800" draw:type="round-rectangular-callout" draw:modifiers="31829.3059125964 48862.9213483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16.1cm" svg:y1="7.8cm" svg:x2="16.1cm" svg:y2="9.3cm">
          <text:p/>
        </draw:line>
        <draw:custom-shape draw:style-name="gr10" draw:text-style-name="P3" draw:layer="layout" svg:width="3.7cm" svg:height="0.8cm" draw:transform="skewX (-0.00366519142918809) rotate (-0.00349065850398869) translate (14.1cm 12.6cm)">
          <text:p text:style-name="P1"><text:span text:style-name="T1">vlan100@eth1 10.10.10.254</text:span></text:p>
          <text:p text:style-name="P1"><text:span text:style-name="T1"/></text:p>
          <draw:enhanced-geometry svg:viewBox="0 0 21600 21600" draw:text-areas="800 800 20800 20800" draw:mirror-horizontal="false" draw:mirror-vertical="false" draw:type="round-rectangular-callout" draw:modifiers="-1336.50364766279 51074.1573033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3.7cm" svg:height="0.8cm" draw:transform="skewX (-0.00366519142918809) rotate (-0.00349065850398869) translate (15.4cm 10.6cm)">
          <text:p text:style-name="P1"><text:span text:style-name="T1">vlan200@eth1 10.10.10.1</text:span></text:p>
          <text:p text:style-name="P1"><text:span text:style-name="T1"/></text:p>
          <draw:enhanced-geometry svg:viewBox="0 0 21600 21600" draw:text-areas="800 800 20800 20800" draw:mirror-horizontal="false" draw:mirror-vertical="false" draw:type="round-rectangular-callout" draw:modifiers="23304.1880572818 74426.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3.7cm" svg:height="0.8cm" draw:transform="skewX (-0.00366519142918809) rotate (-0.00349065850398869) translate (22.6cm 11.8cm)">
          <text:p text:style-name="P1"><text:span text:style-name="T1">vlan200@eth1 10.10.10.254</text:span></text:p>
          <text:p text:style-name="P1"><text:span text:style-name="T1"/></text:p>
          <draw:enhanced-geometry svg:viewBox="0 0 21600 21600" draw:text-areas="800 800 20800 20800" draw:mirror-horizontal="false" draw:mirror-vertical="false" draw:type="round-rectangular-callout" draw:modifiers="-3309.1596865712 70058.4269662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6:46:33.896976602</meta:creation-date>
    <dc:date>2020-06-17T16:14:05.916782650</dc:date>
    <meta:editing-duration>PT22H42M41S</meta:editing-duration>
    <meta:editing-cycles>7</meta:editing-cycles>
    <meta:generator>LibreOffice/6.4.3.2$Linux_X86_64 LibreOffice_project/40$Build-2</meta:generator>
    <meta:document-statistic meta:object-count="29"/>
  </office:meta>
</office:document-meta>
</file>